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ObjectUtils.getAbstractFileObject( final FileObject fileObjec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ObjectUtils.isInstanceOf( final FileObject fileObject , final Class wanted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leObjectUtils.FileObjec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